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7" style:parent-style-name="Normal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8" style:parent-style-name="Normal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9" style:parent-style-name="Normal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10" style:parent-style-name="Normal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1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1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1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14" style:parent-style-name="Normal" style:family="paragraph">
      <style:paragraph-properties fo:margin-bottom="0in" fo:line-height="100%"/>
    </style:style>
    <style:style style:name="T15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T16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T17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18" style:parent-style-name="Normal" style:family="paragraph">
      <style:paragraph-properties fo:margin-bottom="0in" fo:line-height="100%"/>
    </style:style>
    <style:style style:name="T19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T20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2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2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2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24" style:parent-style-name="Normal" style:family="paragraph">
      <style:paragraph-properties fo:margin-bottom="0in" fo:line-height="100%"/>
    </style:style>
    <style:style style:name="T25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T26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T27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28" style:parent-style-name="Normal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3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3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3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3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3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4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4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4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43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 fo:color="#FF0000"/>
    </style:style>
    <style:style style:name="P44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 fo:color="#FF0000"/>
    </style:style>
    <style:style style:name="P45" style:parent-style-name="Párrafodelista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 fo:color="#FF0000"/>
    </style:style>
    <style:style style:name="P46" style:parent-style-name="Párrafodelista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 fo:color="#FF0000"/>
    </style:style>
    <style:style style:name="P47" style:parent-style-name="Párrafodelista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 fo:color="#FF0000"/>
    </style:style>
    <style:style style:name="P48" style:parent-style-name="Párrafodelista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 fo:color="#FF0000"/>
    </style:style>
    <style:style style:name="P49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 fo:color="#FF0000"/>
    </style:style>
    <style:style style:name="P50" style:parent-style-name="Párrafodelista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 fo:color="#FF0000"/>
    </style:style>
    <style:style style:name="P51" style:parent-style-name="Párrafodelista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 fo:color="#FF0000"/>
    </style:style>
    <style:style style:name="P52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 fo:color="#FF0000"/>
    </style:style>
    <style:style style:name="P53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 fo:color="#FF0000"/>
    </style:style>
    <style:style style:name="P54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 fo:color="#FF0000"/>
    </style:style>
    <style:style style:name="T55" style:parent-style-name="Fuentedepárrafopredeter." style:family="text">
      <style:text-properties style:text-line-through-style="solid" style:text-line-through-width="auto" style:text-line-through-color="font-color" style:text-line-through-mode="continuous" style:text-line-through-type="single" fo:color="#FF0000"/>
    </style:style>
    <style:style style:name="P56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 fo:color="#FF0000" style:text-underline-type="single" style:text-underline-style="solid" style:text-underline-width="auto" style:text-underline-mode="continuous"/>
    </style:style>
    <style:style style:name="P57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 fo:color="#FF0000" style:text-underline-type="single" style:text-underline-style="solid" style:text-underline-width="auto" style:text-underline-mode="continuous"/>
    </style:style>
    <style:style style:name="P58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 fo:color="#FF0000" style:text-underline-type="single" style:text-underline-style="solid" style:text-underline-width="auto" style:text-underline-mode="continuous"/>
    </style:style>
    <style:style style:name="P59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 fo:color="#FF0000" style:text-underline-type="single" style:text-underline-style="solid" style:text-underline-width="auto" style:text-underline-mode="continuous"/>
    </style:style>
    <style:style style:name="P60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 fo:color="#FF0000" style:text-underline-type="single" style:text-underline-style="solid" style:text-underline-width="auto" style:text-underline-mode="continuous"/>
    </style:style>
    <style:style style:name="P61" style:parent-style-name="Normal" style:family="paragraph">
      <style:text-properties fo:color="#FF0000" style:text-underline-type="single" style:text-underline-style="solid" style:text-underline-width="auto" style:text-underline-mode="continuous"/>
    </style:style>
    <style:style style:name="P62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 fo:color="#FF0000" style:text-underline-type="single" style:text-underline-style="solid" style:text-underline-width="auto" style:text-underline-mode="continuous"/>
    </style:style>
    <style:style style:name="T63" style:parent-style-name="Fuentedepárrafopredeter." style:family="text">
      <style:text-properties fo:color="#FF0000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# Moonhotels' HUB</text:p>
      <text:p text:style-name="Normal">Moonhotels, a new FDSA's client, is a company that sells hotel room stays. Its core product is a booking engine that connects to external providers to return the availability of rooms and applies Moonhotels<text:s/>business rules.</text:p>
      <text:p text:style-name="Normal">In order to pay the technical debt that has been increasing in the last years, they decided to create a new HUB that will be in charge of request information to the providers and aggregate the results in a unique response.</text:p>
      <text:p text:style-name="Normal">This new HUB will<text:s/>only have one method, Search, that will execute the following flow:</text:p>
      <text:p text:style-name="Normal">1. Receive a search request in common format (HUB format).</text:p>
      <text:p text:style-name="Normal">1. Translate the HUB's search request to multiple search requests, one for every provider. All providers have a different search<text:s/>format.</text:p>
      <text:p text:style-name="Normal">1. Translate every provider response (in a different format for each one) to a response in the HUB format.</text:p>
      <text:p text:style-name="Normal">1. Aggregate the different responses in only one.</text:p>
      <text:p text:style-name="Normal">The HUB will connect to a lot of different providers: HotelLegs, TravelDoorX, Speedia, etc.</text:p>
      <text:p text:style-name="Normal">For an initial phase of the project, there are two main tasks:</text:p>
      <text:p text:style-name="Normal">1. Create the HUB system that allows to connect to several providers.</text:p>
      <text:p text:style-name="Normal">1. Create the HotelLegs provider integration.</text:p>
      <text:p text:style-name="Normal">## Goal</text:p>
      <text:p text:style-name="Normal">Your task is to implement the **domain** of the HUB. In summary, you have to implement:</text:p>
      <text:p text:style-name="Normal">* The HotelLegs connector, that given a HUB request, it calls the HotelLegs API and returns a HUB response.<text:s/></text:p>
      <text:p text:style-name="Normal">* The HUB infrastructure that, given a a HUB request, calls all available connectors, return their responses and aggregate them in a single response.</text:p>
      <text:p text:style-name="Normal"/>
      <text:p text:style-name="Normal">You don't have to worry about HTTP, JSON and other infrastructure details, they will be handled by other team members.</text:p>
      <text:p text:style-name="Normal"/>
      <text:p text:style-name="Normal">One important task is that you define a ```IHotelLegsAPI``` interface with the Search method, as other team<text:s/>member will develop the implementation that performs the HTTP request.</text:p>
      <text:p text:style-name="Normal"/>
      <text:p text:style-name="P2">#HUB de Moonhotels Moonhotels, nuevo cliente de FDSA, es una empresa que vende estancias en habitaciones de hotel. Su producto principal es un motor de reservas que se conecta a proveedores externos para devolver la disponibilidad de habitaciones y aplica las reglas comerciales de Moonhotels.</text:p>
      <text:p text:style-name="P3"/>
      <text:p text:style-name="P4"><text:s/>Para poder pagar la deuda técnica que ha ido aumentando en los últimos años, decidieron crear un nuevo HUB que se encargará de solicitar información a los proveedores y agregar los resultados en una única respuesta.<text:s/></text:p>
      <text:p text:style-name="P5"/>
      <text:p text:style-name="P6">Este nuevo HUB solo tendrá un método, Buscar, que ejecutará el siguiente flujo:<text:s/></text:p>
      <text:p text:style-name="P7">1. Recibir una solicitud de búsqueda en formato común (formato HUB).<text:s/></text:p>
      <text:p text:style-name="P8">1. Traducir la solicitud de búsqueda del HUB a varias solicitudes de búsqueda, una para cada proveedor. Todos los proveedores tienen un formato de búsqueda diferente.<text:s/></text:p>
      <text:p text:style-name="P9">1. Traducir cada respuesta de proveedor (en un formato diferente para cada uno) a una respuesta en formato HUB.<text:s/></text:p>
      <text:p text:style-name="P10">1. Agrega las diferentes respuestas en una sola.<text:s/></text:p>
      <text:p text:style-name="P11"/>
      <text:p text:style-name="P12">El HUB se conectará a muchos proveedores diferentes: HotelLegs, TravelDoorX, Speedia, etc.<text:s/></text:p>
      <text:p text:style-name="P13">Para una fase inicial del proyecto, hay dos tareas principales:<text:s/></text:p>
      <text:p text:style-name="P14"><text:span text:style-name="T15">1.<text:s/></text:span><text:span text:style-name="T16">Crear el sistema HUB que permita<text:s/></text:span><text:span text:style-name="T17">conectarse a varios proveedores.<text:s/></text:span></text:p>
      <text:p text:style-name="P18"><text:span text:style-name="T19">1.<text:s/></text:span><text:span text:style-name="T20">Cree la integración del proveedor de HotelLegs.</text:span></text:p>
      <text:p text:style-name="P21"/>
      <text:p text:style-name="P22"><text:s/>## Meta</text:p>
      <text:p text:style-name="P23"><text:s/>Tu tarea es implementar el **dominio** del HUB. En resumen, tienes que implementar:<text:s/></text:p>
      <text:p text:style-name="P24"><text:span text:style-name="T25">*<text:s/></text:span><text:span text:style-name="T26">El conector de HotelLegs, que ante una solicitud HUB, llama a la API de H</text:span><text:span text:style-name="T27">otelLegs y devuelve una respuesta HUB.<text:s/></text:span></text:p>
      <text:p text:style-name="P28">* La infraestructura HUB que, dada una solicitud HUB, llama a todos los conectores disponibles, devuelve sus respuestas y las agrega en una sola respuesta.</text:p>
      <text:p text:style-name="P29"/>
      <text:p text:style-name="P30"><text:s/>No tiene que preocuparse por HTTP, JSON y otros detalles de la infraestructura, otros miembros del equipo se encargarán de ellos.<text:s/></text:p>
      <text:p text:style-name="P31">Una tarea importante es que defina una interfaz ```IHotelLegsAPI``` con el método de búsqueda, ya que otro miembro del equipo desarrollará la<text:s/></text:p>
      <text:p text:style-name="P32">implementación que realiza la solicitud<text:s/>HTTP.<text:s/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Cambiar el nombre a la carpeta de apiSearchers a apiProvaiders</text:p>
      <text:p text:style-name="P44">Cambiar el nombre de la interfaz y de las clases de:</text:p>
      <text:list text:style-name="LFO1" text:continue-numbering="true">
        <text:list-item>
          <text:p text:style-name="P45">IApiSearchers a IProvaidersApi.<text:s/></text:p>
        </text:list-item>
        <text:list-item>
          <text:p text:style-name="P46">IApiHotellegs a IHotelLegsApi</text:p>
        </text:list-item>
        <text:list-item>
          <text:p text:style-name="P47">IApiTravelDoors a ITravelDoorsApi</text:p>
        </text:list-item>
        <text:list-item>
          <text:p text:style-name="P48">IApiSpeedia a<text:s/>ISpeediaAPI</text:p>
        </text:list-item>
      </text:list>
      <text:p text:style-name="P49">Cambiar el nombre de las clases:</text:p>
      <text:list text:style-name="LFO2" text:continue-numbering="true">
        <text:list-item>
          <text:p text:style-name="P50">ApiHotelLegs a HotelLegsApi</text:p>
        </text:list-item>
        <text:list-item>
          <text:p text:style-name="P51">…</text:p>
        </text:list-item>
      </text:list>
      <text:p text:style-name="P52">Corregir errores</text:p>
      <text:p text:style-name="P53">Controlar Errores y Null</text:p>
      <text:p text:style-name="P54">Controlar variables Nullables</text:p>
      <text:p text:style-name="Normal"><text:span text:style-name="T55">Dar un repaso al resto de Apis (montar estructura del todo)</text:span></text:p>
      <text:p text:style-name="P56">Poner todo en ingles</text:p>
      <text:p text:style-name="P57">Cambiar el nombre de los<text:s/>JSON de.</text:p>
      <text:p text:style-name="P58"><text:tab/>JsonHubRequest a HubRequestJson</text:p>
      <text:p text:style-name="P59"><text:tab/>…</text:p>
      <text:p text:style-name="P60"><text:tab/>JsonHotellegsRequest a HotellegsRequestJson</text:p>
      <text:p text:style-name="P61"><text:tab/>…</text:p>
      <text:p text:style-name="P62">COMENTARIOS Y</text:p>
      <text:p text:style-name="Normal"><text:span text:style-name="T63">DOCUMENTAC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jlqj4b" style:display-name="jlqj4b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lián González Huertas</meta:initial-creator>
    <dc:creator>Julián González Huertas</dc:creator>
    <meta:creation-date>2022-03-24T16:03:00Z</meta:creation-date>
    <dc:date>2022-03-25T12:40:00Z</dc:date>
    <meta:template xlink:href="Normal.dotm" xlink:type="simple"/>
    <meta:editing-cycles>9</meta:editing-cycles>
    <meta:editing-duration>PT38880S</meta:editing-duration>
    <meta:document-statistic meta:page-count="1" meta:paragraph-count="8" meta:word-count="677" meta:character-count="4398" meta:row-count="31" meta:non-whitespace-character-count="3729"/>
  </office:meta>
</office:document-meta>
</file>